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ine Style Superscript</text:h>
      <text:p text:style-name="Standard">The word <text:span text:style-name="T3">superscript</text:span> is at the 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6-23T16:52:49</dc:date>
    <dc:creator>Vincent Spiewak</dc:creator>
    <meta:editing-duration>PT00H07M32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2" meta:word-count="10" meta:character-count="58"/>
  </office:meta>
</office:document-meta>
</file>